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7.6303in" svg:y="5.0272in">
            <draw:object draw:notify-on-update-of-ranges="Sheet1.B57:Sheet1.B61 Sheet1.A57:Sheet1.A6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6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5" table:number-rows-spanned="1">
            <text:p>Czasy dla znajdywania elementu w milisekundach</text:p>
          </table:table-cell>
          <table:covered-table-cell table:number-columns-repeated="4" table:style-name="ce1"/>
          <table:table-cell table:style-name="ce6"/>
        </table:table-row>
        <table:table-row table:style-name="ro1">
          <table:table-cell table:style-name="ce1" office:value-type="string" calcext:value-type="string">
            <text:p>Ilość elementów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100000000" calcext:value-type="float">
            <text:p>100000000</text:p>
          </table:table-cell>
          <table:table-cell table:style-name="ce6" office:value-type="string" calcext:value-type="string">
            <text:p>nr pomiaru</text:p>
          </table:table-cell>
        </table:table-row>
        <table:table-row table:style-name="ro1">
          <table:table-cell table:style-name="ce1" table:formula="of:=CONCATENATE(&quot;Pomiar &quot;;TEXT([.G3];0);&quot; [ms]&quot;)" office:value-type="string" office:string-value="Pomiar 1 [ms]" calcext:value-type="string">
            <text:p>Pomiar 1 [ms]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6" calcext:value-type="float">
            <text:p>26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1" table:formula="of:=CONCATENATE(&quot;Pomiar &quot;;TEXT([.G4];0);&quot; [ms]&quot;)" office:value-type="string" office:string-value="Pomiar 2 [ms]" calcext:value-type="string">
            <text:p>Pomiar 2 [ms]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8" calcext:value-type="float">
            <text:p>28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1" table:formula="of:=CONCATENATE(&quot;Pomiar &quot;;TEXT([.G5];0);&quot; [ms]&quot;)" office:value-type="string" office:string-value="Pomiar 3 [ms]" calcext:value-type="string">
            <text:p>Pomiar 3 [ms]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1" table:formula="of:=CONCATENATE(&quot;Pomiar &quot;;TEXT([.G6];0);&quot; [ms]&quot;)" office:value-type="string" office:string-value="Pomiar 4 [ms]" calcext:value-type="string">
            <text:p>Pomiar 4 [ms]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table:style-name="ce1" table:formula="of:=CONCATENATE(&quot;Pomiar &quot;;TEXT([.G7];0);&quot; [ms]&quot;)" office:value-type="string" office:string-value="Pomiar 5 [ms]" calcext:value-type="string">
            <text:p>Pomiar 5 [ms]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</table:table-row>
        <table:table-row table:style-name="ro1">
          <table:table-cell table:style-name="ce1" table:formula="of:=CONCATENATE(&quot;Pomiar &quot;;TEXT([.G8];0);&quot; [ms]&quot;)" office:value-type="string" office:string-value="Pomiar 6 [ms]" calcext:value-type="string">
            <text:p>Pomiar 6 [ms]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table:style-name="ce1" table:formula="of:=CONCATENATE(&quot;Pomiar &quot;;TEXT([.G9];0);&quot; [ms]&quot;)" office:value-type="string" office:string-value="Pomiar 7 [ms]" calcext:value-type="string">
            <text:p>Pomiar 7 [ms]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</table:table-row>
        <table:table-row table:style-name="ro1">
          <table:table-cell table:style-name="ce1" table:formula="of:=CONCATENATE(&quot;Pomiar &quot;;TEXT([.G10];0);&quot; [ms]&quot;)" office:value-type="string" office:string-value="Pomiar 8 [ms]" calcext:value-type="string">
            <text:p>Pomiar 8 [ms]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table:style-name="ce1" table:formula="of:=CONCATENATE(&quot;Pomiar &quot;;TEXT([.G11];0);&quot; [ms]&quot;)" office:value-type="string" office:string-value="Pomiar 9 [ms]" calcext:value-type="string">
            <text:p>Pomiar 9 [ms]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</table:table-row>
        <table:table-row table:style-name="ro1">
          <table:table-cell table:style-name="ce1" table:formula="of:=CONCATENATE(&quot;Pomiar &quot;;TEXT([.G12];0);&quot; [ms]&quot;)" office:value-type="string" office:string-value="Pomiar 10 [ms]" calcext:value-type="string">
            <text:p>Pomiar 10 [ms]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</table:table-row>
        <table:table-row table:style-name="ro1">
          <table:table-cell table:style-name="ce1" table:formula="of:=CONCATENATE(&quot;Pomiar &quot;;TEXT([.G13];0);&quot; [ms]&quot;)" office:value-type="string" office:string-value="Pomiar 11 [ms]" calcext:value-type="string">
            <text:p>Pomiar 11 [ms]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11" calcext:value-type="float">
            <text:p>11</text:p>
          </table:table-cell>
        </table:table-row>
        <table:table-row table:style-name="ro1">
          <table:table-cell table:style-name="ce1" table:formula="of:=CONCATENATE(&quot;Pomiar &quot;;TEXT([.G14];0);&quot; [ms]&quot;)" office:value-type="string" office:string-value="Pomiar 12 [ms]" calcext:value-type="string">
            <text:p>Pomiar 12 [ms]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float" office:value="12" calcext:value-type="float">
            <text:p>12</text:p>
          </table:table-cell>
        </table:table-row>
        <table:table-row table:style-name="ro1">
          <table:table-cell table:style-name="ce1" table:formula="of:=CONCATENATE(&quot;Pomiar &quot;;TEXT([.G15];0);&quot; [ms]&quot;)" office:value-type="string" office:string-value="Pomiar 13 [ms]" calcext:value-type="string">
            <text:p>Pomiar 13 [ms]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float" office:value="13" calcext:value-type="float">
            <text:p>13</text:p>
          </table:table-cell>
        </table:table-row>
        <table:table-row table:style-name="ro1">
          <table:table-cell table:style-name="ce1" table:formula="of:=CONCATENATE(&quot;Pomiar &quot;;TEXT([.G16];0);&quot; [ms]&quot;)" office:value-type="string" office:string-value="Pomiar 14 [ms]" calcext:value-type="string">
            <text:p>Pomiar 14 [ms]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float" office:value="14" calcext:value-type="float">
            <text:p>14</text:p>
          </table:table-cell>
        </table:table-row>
        <table:table-row table:style-name="ro1">
          <table:table-cell table:style-name="ce1" table:formula="of:=CONCATENATE(&quot;Pomiar &quot;;TEXT([.G17];0);&quot; [ms]&quot;)" office:value-type="string" office:string-value="Pomiar 15 [ms]" calcext:value-type="string">
            <text:p>Pomiar 15 [ms]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float" office:value="15" calcext:value-type="float">
            <text:p>15</text:p>
          </table:table-cell>
        </table:table-row>
        <table:table-row table:style-name="ro1">
          <table:table-cell table:style-name="ce1" table:formula="of:=CONCATENATE(&quot;Pomiar &quot;;TEXT([.G18];0);&quot; [ms]&quot;)" office:value-type="string" office:string-value="Pomiar 16 [ms]" calcext:value-type="string">
            <text:p>Pomiar 16 [ms]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float" office:value="16" calcext:value-type="float">
            <text:p>16</text:p>
          </table:table-cell>
        </table:table-row>
        <table:table-row table:style-name="ro1">
          <table:table-cell table:style-name="ce1" table:formula="of:=CONCATENATE(&quot;Pomiar &quot;;TEXT([.G19];0);&quot; [ms]&quot;)" office:value-type="string" office:string-value="Pomiar 17 [ms]" calcext:value-type="string">
            <text:p>Pomiar 17 [ms]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float" office:value="17" calcext:value-type="float">
            <text:p>17</text:p>
          </table:table-cell>
        </table:table-row>
        <table:table-row table:style-name="ro1">
          <table:table-cell table:style-name="ce1" table:formula="of:=CONCATENATE(&quot;Pomiar &quot;;TEXT([.G20];0);&quot; [ms]&quot;)" office:value-type="string" office:string-value="Pomiar 18 [ms]" calcext:value-type="string">
            <text:p>Pomiar 18 [ms]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float" office:value="18" calcext:value-type="float">
            <text:p>18</text:p>
          </table:table-cell>
        </table:table-row>
        <table:table-row table:style-name="ro1">
          <table:table-cell table:style-name="ce1" table:formula="of:=CONCATENATE(&quot;Pomiar &quot;;TEXT([.G21];0);&quot; [ms]&quot;)" office:value-type="string" office:string-value="Pomiar 19 [ms]" calcext:value-type="string">
            <text:p>Pomiar 19 [ms]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float" office:value="19" calcext:value-type="float">
            <text:p>19</text:p>
          </table:table-cell>
        </table:table-row>
        <table:table-row table:style-name="ro1">
          <table:table-cell table:style-name="ce1" table:formula="of:=CONCATENATE(&quot;Pomiar &quot;;TEXT([.G22];0);&quot; [ms]&quot;)" office:value-type="string" office:string-value="Pomiar 20 [ms]" calcext:value-type="string">
            <text:p>Pomiar 20 [ms]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3" table:style-name="ce5" office:value-type="float" office:value="7" calcext:value-type="float">
            <text:p>7</text:p>
          </table:table-cell>
          <table:table-cell table:style-name="ce6" office:value-type="float" office:value="20" calcext:value-type="float">
            <text:p>20</text:p>
          </table:table-cell>
        </table:table-row>
        <table:table-row table:style-name="ro1">
          <table:table-cell table:style-name="ce1" table:formula="of:=CONCATENATE(&quot;Pomiar &quot;;TEXT([.G23];0);&quot; [ms]&quot;)" office:value-type="string" office:string-value="Pomiar 21 [ms]" calcext:value-type="string">
            <text:p>Pomiar 21 [ms]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6" office:value-type="float" office:value="21" calcext:value-type="float">
            <text:p>21</text:p>
          </table:table-cell>
        </table:table-row>
        <table:table-row table:style-name="ro1">
          <table:table-cell table:style-name="ce1" table:formula="of:=CONCATENATE(&quot;Pomiar &quot;;TEXT([.G24];0);&quot; [ms]&quot;)" office:value-type="string" office:string-value="Pomiar 22 [ms]" calcext:value-type="string">
            <text:p>Pomiar 22 [ms]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6" office:value-type="float" office:value="22" calcext:value-type="float">
            <text:p>22</text:p>
          </table:table-cell>
        </table:table-row>
        <table:table-row table:style-name="ro1">
          <table:table-cell table:style-name="ce1" table:formula="of:=CONCATENATE(&quot;Pomiar &quot;;TEXT([.G25];0);&quot; [ms]&quot;)" office:value-type="string" office:string-value="Pomiar 23 [ms]" calcext:value-type="string">
            <text:p>Pomiar 23 [ms]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number-columns-repeated="3" table:style-name="ce5" office:value-type="float" office:value="7" calcext:value-type="float">
            <text:p>7</text:p>
          </table:table-cell>
          <table:table-cell table:style-name="ce6" office:value-type="float" office:value="23" calcext:value-type="float">
            <text:p>23</text:p>
          </table:table-cell>
        </table:table-row>
        <table:table-row table:style-name="ro1">
          <table:table-cell table:style-name="ce1" table:formula="of:=CONCATENATE(&quot;Pomiar &quot;;TEXT([.G26];0);&quot; [ms]&quot;)" office:value-type="string" office:string-value="Pomiar 24 [ms]" calcext:value-type="string">
            <text:p>Pomiar 24 [ms]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3" table:style-name="ce5" office:value-type="float" office:value="7" calcext:value-type="float">
            <text:p>7</text:p>
          </table:table-cell>
          <table:table-cell table:style-name="ce6" office:value-type="float" office:value="24" calcext:value-type="float">
            <text:p>24</text:p>
          </table:table-cell>
        </table:table-row>
        <table:table-row table:style-name="ro1">
          <table:table-cell table:style-name="ce1" table:formula="of:=CONCATENATE(&quot;Pomiar &quot;;TEXT([.G27];0);&quot; [ms]&quot;)" office:value-type="string" office:string-value="Pomiar 25 [ms]" calcext:value-type="string">
            <text:p>Pomiar 25 [ms]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3" table:style-name="ce5" office:value-type="float" office:value="7" calcext:value-type="float">
            <text:p>7</text:p>
          </table:table-cell>
          <table:table-cell table:style-name="ce6" office:value-type="float" office:value="25" calcext:value-type="float">
            <text:p>25</text:p>
          </table:table-cell>
        </table:table-row>
        <table:table-row table:style-name="ro1">
          <table:table-cell table:style-name="ce1" table:formula="of:=CONCATENATE(&quot;Pomiar &quot;;TEXT([.G28];0);&quot; [ms]&quot;)" office:value-type="string" office:string-value="Pomiar 26 [ms]" calcext:value-type="string">
            <text:p>Pomiar 26 [ms]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3" table:style-name="ce5" office:value-type="float" office:value="7" calcext:value-type="float">
            <text:p>7</text:p>
          </table:table-cell>
          <table:table-cell table:style-name="ce6" office:value-type="float" office:value="26" calcext:value-type="float">
            <text:p>26</text:p>
          </table:table-cell>
        </table:table-row>
        <table:table-row table:style-name="ro1">
          <table:table-cell table:style-name="ce1" table:formula="of:=CONCATENATE(&quot;Pomiar &quot;;TEXT([.G29];0);&quot; [ms]&quot;)" office:value-type="string" office:string-value="Pomiar 27 [ms]" calcext:value-type="string">
            <text:p>Pomiar 27 [ms]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27" calcext:value-type="float">
            <text:p>27</text:p>
          </table:table-cell>
        </table:table-row>
        <table:table-row table:style-name="ro1">
          <table:table-cell table:style-name="ce1" table:formula="of:=CONCATENATE(&quot;Pomiar &quot;;TEXT([.G30];0);&quot; [ms]&quot;)" office:value-type="string" office:string-value="Pomiar 28 [ms]" calcext:value-type="string">
            <text:p>Pomiar 28 [ms]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3" table:style-name="ce5" office:value-type="float" office:value="7" calcext:value-type="float">
            <text:p>7</text:p>
          </table:table-cell>
          <table:table-cell table:style-name="ce6" office:value-type="float" office:value="28" calcext:value-type="float">
            <text:p>28</text:p>
          </table:table-cell>
        </table:table-row>
        <table:table-row table:style-name="ro1">
          <table:table-cell table:style-name="ce1" table:formula="of:=CONCATENATE(&quot;Pomiar &quot;;TEXT([.G31];0);&quot; [ms]&quot;)" office:value-type="string" office:string-value="Pomiar 29 [ms]" calcext:value-type="string">
            <text:p>Pomiar 29 [ms]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6" office:value-type="float" office:value="29" calcext:value-type="float">
            <text:p>29</text:p>
          </table:table-cell>
        </table:table-row>
        <table:table-row table:style-name="ro1">
          <table:table-cell table:style-name="ce1" table:formula="of:=CONCATENATE(&quot;Pomiar &quot;;TEXT([.G32];0);&quot; [ms]&quot;)" office:value-type="string" office:string-value="Pomiar 30 [ms]" calcext:value-type="string">
            <text:p>Pomiar 30 [ms]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6" office:value-type="float" office:value="30" calcext:value-type="float">
            <text:p>30</text:p>
          </table:table-cell>
        </table:table-row>
        <table:table-row table:style-name="ro1">
          <table:table-cell table:style-name="ce1" table:formula="of:=CONCATENATE(&quot;Pomiar &quot;;TEXT([.G33];0);&quot; [ms]&quot;)" office:value-type="string" office:string-value="Pomiar 31 [ms]" calcext:value-type="string">
            <text:p>Pomiar 31 [ms]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3" table:style-name="ce5" office:value-type="float" office:value="7" calcext:value-type="float">
            <text:p>7</text:p>
          </table:table-cell>
          <table:table-cell table:style-name="ce6" office:value-type="float" office:value="31" calcext:value-type="float">
            <text:p>31</text:p>
          </table:table-cell>
        </table:table-row>
        <table:table-row table:style-name="ro1">
          <table:table-cell table:style-name="ce1" table:formula="of:=CONCATENATE(&quot;Pomiar &quot;;TEXT([.G34];0);&quot; [ms]&quot;)" office:value-type="string" office:string-value="Pomiar 32 [ms]" calcext:value-type="string">
            <text:p>Pomiar 32 [ms]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32" calcext:value-type="float">
            <text:p>32</text:p>
          </table:table-cell>
        </table:table-row>
        <table:table-row table:style-name="ro1">
          <table:table-cell table:style-name="ce1" table:formula="of:=CONCATENATE(&quot;Pomiar &quot;;TEXT([.G35];0);&quot; [ms]&quot;)" office:value-type="string" office:string-value="Pomiar 33 [ms]" calcext:value-type="string">
            <text:p>Pomiar 33 [ms]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3" table:style-name="ce5" office:value-type="float" office:value="7" calcext:value-type="float">
            <text:p>7</text:p>
          </table:table-cell>
          <table:table-cell table:style-name="ce6" office:value-type="float" office:value="33" calcext:value-type="float">
            <text:p>33</text:p>
          </table:table-cell>
        </table:table-row>
        <table:table-row table:style-name="ro1">
          <table:table-cell table:style-name="ce1" table:formula="of:=CONCATENATE(&quot;Pomiar &quot;;TEXT([.G36];0);&quot; [ms]&quot;)" office:value-type="string" office:string-value="Pomiar 34 [ms]" calcext:value-type="string">
            <text:p>Pomiar 34 [ms]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6" office:value-type="float" office:value="34" calcext:value-type="float">
            <text:p>34</text:p>
          </table:table-cell>
        </table:table-row>
        <table:table-row table:style-name="ro1">
          <table:table-cell table:style-name="ce1" table:formula="of:=CONCATENATE(&quot;Pomiar &quot;;TEXT([.G37];0);&quot; [ms]&quot;)" office:value-type="string" office:string-value="Pomiar 35 [ms]" calcext:value-type="string">
            <text:p>Pomiar 35 [ms]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3" table:style-name="ce5" office:value-type="float" office:value="7" calcext:value-type="float">
            <text:p>7</text:p>
          </table:table-cell>
          <table:table-cell table:style-name="ce6" office:value-type="float" office:value="35" calcext:value-type="float">
            <text:p>35</text:p>
          </table:table-cell>
        </table:table-row>
        <table:table-row table:style-name="ro1">
          <table:table-cell table:style-name="ce1" table:formula="of:=CONCATENATE(&quot;Pomiar &quot;;TEXT([.G38];0);&quot; [ms]&quot;)" office:value-type="string" office:string-value="Pomiar 36 [ms]" calcext:value-type="string">
            <text:p>Pomiar 36 [ms]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36" calcext:value-type="float">
            <text:p>36</text:p>
          </table:table-cell>
        </table:table-row>
        <table:table-row table:style-name="ro1">
          <table:table-cell table:style-name="ce1" table:formula="of:=CONCATENATE(&quot;Pomiar &quot;;TEXT([.G39];0);&quot; [ms]&quot;)" office:value-type="string" office:string-value="Pomiar 37 [ms]" calcext:value-type="string">
            <text:p>Pomiar 37 [ms]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37" calcext:value-type="float">
            <text:p>37</text:p>
          </table:table-cell>
        </table:table-row>
        <table:table-row table:style-name="ro1">
          <table:table-cell table:style-name="ce1" table:formula="of:=CONCATENATE(&quot;Pomiar &quot;;TEXT([.G40];0);&quot; [ms]&quot;)" office:value-type="string" office:string-value="Pomiar 38 [ms]" calcext:value-type="string">
            <text:p>Pomiar 38 [ms]</text:p>
          </table:table-cell>
          <table:table-cell table:number-columns-repeated="2" table:style-name="ce5" office:value-type="float" office:value="17" calcext:value-type="float">
            <text:p>17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6" office:value-type="float" office:value="38" calcext:value-type="float">
            <text:p>38</text:p>
          </table:table-cell>
        </table:table-row>
        <table:table-row table:style-name="ro1">
          <table:table-cell table:style-name="ce1" table:formula="of:=CONCATENATE(&quot;Pomiar &quot;;TEXT([.G41];0);&quot; [ms]&quot;)" office:value-type="string" office:string-value="Pomiar 39 [ms]" calcext:value-type="string">
            <text:p>Pomiar 39 [ms]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39" calcext:value-type="float">
            <text:p>39</text:p>
          </table:table-cell>
        </table:table-row>
        <table:table-row table:style-name="ro1">
          <table:table-cell table:style-name="ce1" table:formula="of:=CONCATENATE(&quot;Pomiar &quot;;TEXT([.G42];0);&quot; [ms]&quot;)" office:value-type="string" office:string-value="Pomiar 40 [ms]" calcext:value-type="string">
            <text:p>Pomiar 40 [ms]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6" office:value-type="float" office:value="40" calcext:value-type="float">
            <text:p>40</text:p>
          </table:table-cell>
        </table:table-row>
        <table:table-row table:style-name="ro1">
          <table:table-cell table:style-name="ce1" table:formula="of:=CONCATENATE(&quot;Pomiar &quot;;TEXT([.G43];0);&quot; [ms]&quot;)" office:value-type="string" office:string-value="Pomiar 41 [ms]" calcext:value-type="string">
            <text:p>Pomiar 41 [ms]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3" table:style-name="ce5" office:value-type="float" office:value="7" calcext:value-type="float">
            <text:p>7</text:p>
          </table:table-cell>
          <table:table-cell table:style-name="ce6" office:value-type="float" office:value="41" calcext:value-type="float">
            <text:p>41</text:p>
          </table:table-cell>
        </table:table-row>
        <table:table-row table:style-name="ro1">
          <table:table-cell table:style-name="ce1" table:formula="of:=CONCATENATE(&quot;Pomiar &quot;;TEXT([.G44];0);&quot; [ms]&quot;)" office:value-type="string" office:string-value="Pomiar 42 [ms]" calcext:value-type="string">
            <text:p>Pomiar 42 [ms]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42" calcext:value-type="float">
            <text:p>42</text:p>
          </table:table-cell>
        </table:table-row>
        <table:table-row table:style-name="ro1">
          <table:table-cell table:style-name="ce1" table:formula="of:=CONCATENATE(&quot;Pomiar &quot;;TEXT([.G45];0);&quot; [ms]&quot;)" office:value-type="string" office:string-value="Pomiar 43 [ms]" calcext:value-type="string">
            <text:p>Pomiar 43 [ms]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3" table:style-name="ce5" office:value-type="float" office:value="7" calcext:value-type="float">
            <text:p>7</text:p>
          </table:table-cell>
          <table:table-cell table:style-name="ce6" office:value-type="float" office:value="43" calcext:value-type="float">
            <text:p>43</text:p>
          </table:table-cell>
        </table:table-row>
        <table:table-row table:style-name="ro1">
          <table:table-cell table:style-name="ce1" table:formula="of:=CONCATENATE(&quot;Pomiar &quot;;TEXT([.G46];0);&quot; [ms]&quot;)" office:value-type="string" office:string-value="Pomiar 44 [ms]" calcext:value-type="string">
            <text:p>Pomiar 44 [ms]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44" calcext:value-type="float">
            <text:p>44</text:p>
          </table:table-cell>
        </table:table-row>
        <table:table-row table:style-name="ro1">
          <table:table-cell table:style-name="ce1" table:formula="of:=CONCATENATE(&quot;Pomiar &quot;;TEXT([.G47];0);&quot; [ms]&quot;)" office:value-type="string" office:string-value="Pomiar 45 [ms]" calcext:value-type="string">
            <text:p>Pomiar 45 [ms]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3" table:style-name="ce5" office:value-type="float" office:value="7" calcext:value-type="float">
            <text:p>7</text:p>
          </table:table-cell>
          <table:table-cell table:style-name="ce6" office:value-type="float" office:value="45" calcext:value-type="float">
            <text:p>45</text:p>
          </table:table-cell>
        </table:table-row>
        <table:table-row table:style-name="ro1">
          <table:table-cell table:style-name="ce1" table:formula="of:=CONCATENATE(&quot;Pomiar &quot;;TEXT([.G48];0);&quot; [ms]&quot;)" office:value-type="string" office:string-value="Pomiar 46 [ms]" calcext:value-type="string">
            <text:p>Pomiar 46 [ms]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6" office:value-type="float" office:value="46" calcext:value-type="float">
            <text:p>46</text:p>
          </table:table-cell>
        </table:table-row>
        <table:table-row table:style-name="ro1">
          <table:table-cell table:style-name="ce1" table:formula="of:=CONCATENATE(&quot;Pomiar &quot;;TEXT([.G49];0);&quot; [ms]&quot;)" office:value-type="string" office:string-value="Pomiar 47 [ms]" calcext:value-type="string">
            <text:p>Pomiar 47 [ms]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6" office:value-type="float" office:value="47" calcext:value-type="float">
            <text:p>47</text:p>
          </table:table-cell>
        </table:table-row>
        <table:table-row table:style-name="ro1">
          <table:table-cell table:style-name="ce1" table:formula="of:=CONCATENATE(&quot;Pomiar &quot;;TEXT([.G50];0);&quot; [ms]&quot;)" office:value-type="string" office:string-value="Pomiar 48 [ms]" calcext:value-type="string">
            <text:p>Pomiar 48 [ms]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48" calcext:value-type="float">
            <text:p>48</text:p>
          </table:table-cell>
        </table:table-row>
        <table:table-row table:style-name="ro1">
          <table:table-cell table:style-name="ce1" table:formula="of:=CONCATENATE(&quot;Pomiar &quot;;TEXT([.G51];0);&quot; [ms]&quot;)" office:value-type="string" office:string-value="Pomiar 49 [ms]" calcext:value-type="string">
            <text:p>Pomiar 49 [ms]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3" table:style-name="ce5" office:value-type="float" office:value="7" calcext:value-type="float">
            <text:p>7</text:p>
          </table:table-cell>
          <table:table-cell table:style-name="ce6" office:value-type="float" office:value="49" calcext:value-type="float">
            <text:p>49</text:p>
          </table:table-cell>
        </table:table-row>
        <table:table-row table:style-name="ro1">
          <table:table-cell table:style-name="ce1" table:formula="of:=CONCATENATE(&quot;Pomiar &quot;;TEXT([.G52];0);&quot; [ms]&quot;)" office:value-type="string" office:string-value="Pomiar 50 [ms]" calcext:value-type="string">
            <text:p>Pomiar 50 [ms]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6" office:value-type="float" office:value="50" calcext:value-type="float">
            <text:p>5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Default"/>
          <table:table-cell/>
          <table:table-cell table:style-name="ce7" table:number-columns-repeated="5"/>
        </table:table-row>
        <table:table-row table:style-name="ro1">
          <table:table-cell table:style-name="ce3" office:value-type="string" calcext:value-type="string">
            <text:p>Ilość elementów</text:p>
          </table:table-cell>
          <table:table-cell table:style-name="ce4" office:value-type="string" calcext:value-type="string">
            <text:p>Średni czas na podstawie 50 pomiarów w milisekundach [ms]</text:p>
          </table:table-cell>
          <table:table-cell table:number-columns-repeated="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table:formula="of:=AVERAGE([.B3:.B52])" office:value-type="float" office:value="19.82" calcext:value-type="float">
            <text:p>19,82</text:p>
          </table:table-cell>
          <table:table-cell table:number-columns-repeated="5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6" table:formula="of:=AVERAGE([.C3:.C52])" office:value-type="float" office:value="20.74" calcext:value-type="float">
            <text:p>20,74</text:p>
          </table:table-cell>
          <table:table-cell table:number-columns-repeated="5"/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6" table:formula="of:=AVERAGE([.D3:.D52])" office:value-type="float" office:value="8.5" calcext:value-type="float">
            <text:p>8,5</text:p>
          </table:table-cell>
          <table:table-cell table:number-columns-repeated="5"/>
        </table:table-row>
        <table:table-row table:style-name="ro1">
          <table:table-cell table:style-name="ce3" office:value-type="float" office:value="1000000" calcext:value-type="float">
            <text:p>1000000</text:p>
          </table:table-cell>
          <table:table-cell table:style-name="ce6" table:formula="of:=AVERAGE([.E3:.E52])" office:value-type="float" office:value="9.7" calcext:value-type="float">
            <text:p>9,7</text:p>
          </table:table-cell>
          <table:table-cell table:number-columns-repeated="5"/>
        </table:table-row>
        <table:table-row table:style-name="ro1">
          <table:table-cell table:style-name="ce3" office:value-type="float" office:value="100000000" calcext:value-type="float">
            <text:p>100000000</text:p>
          </table:table-cell>
          <table:table-cell table:style-name="ce6" table:formula="of:=AVERAGE([.F3:.F52])" office:value-type="float" office:value="8.06" calcext:value-type="float">
            <text:p>8,06</text:p>
          </table:table-cell>
          <table:table-cell table:number-columns-repeated="5"/>
        </table:table-row>
        <table:table-row table:style-name="ro1" table:number-rows-repeated="104851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21:13:15.186039166</meta:creation-date>
    <meta:generator>LibreOffice/4.2.8.2$Linux_X86_64 LibreOffice_project/420m0$Build-2</meta:generator>
    <dc:date>2016-05-08T21:55:59.005713247</dc:date>
    <meta:editing-duration>PT37M41S</meta:editing-duration>
    <meta:editing-cycles>6</meta:editing-cycles>
    <meta:document-statistic meta:table-count="1" meta:cell-count="3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85cm" svg:y="0.316cm" chart:style-name="ch2">
          <text:p>Pomiar czasu wyszukiwania losowego słowa</text:p>
        </chart:title>
        <chart:plot-area chart:style-name="ch3" table:cell-range-address="Sheet1.A57:Sheet1.B61" chart:data-source-has-labels="row" svg:x="1.331cm" svg:y="1.301cm" svg:width="14.349cm" svg:height="6.538cm">
          <chartooo:coordinate-region svg:x="1.952cm" svg:y="1.5cm" svg:width="12.893cm" svg:height="5.692cm"/>
          <chart:axis chart:dimension="x" chart:name="primary-x" chart:style-name="ch4">
            <chart:title svg:x="7.284cm" svg:y="8.019cm" chart:style-name="ch5">
              <text:p>Ilość elementów</text:p>
            </chart:title>
          </chart:axis>
          <chart:axis chart:dimension="y" chart:name="primary-y" chart:style-name="ch6">
            <chart:title svg:x="0.451cm" svg:y="5.328cm" chart:style-name="ch7">
              <text:p>Czas [ms]</text:p>
            </chart:title>
            <chart:grid chart:style-name="ch8" chart:class="major"/>
          </chart:axis>
          <chart:series chart:style-name="ch9" chart:values-cell-range-address="Sheet1.B57:Sheet1.B61" chart:label-cell-address="dane" chart:class="chart:scatter">
            <chart:domain table:cell-range-address="Sheet1.A57:Sheet1.A61"/>
            <chart:regression-curve chart:style-name="ch10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57:Sheet1.A61</svg:desc>
                </draw:g>
              </table:table-cell>
              <table:table-cell office:value-type="float" office:value="19.82">
                <text:p>19.82</text:p>
                <draw:g>
                  <svg:desc>Sheet1.B57:Sheet1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20.74">
                <text:p>20.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0">
                <text:p>100000000</text:p>
              </table:table-cell>
              <table:table-cell office:value-type="float" office:value="8.06">
                <text:p>8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